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recs" table:style-name="ta1">
        <table:shapes>
          <draw:frame draw:z-index="0" draw:style-name="gr1" draw:text-style-name="P1" svg:width="6.2941in" svg:height="3.5449in" svg:x="7.2902in" svg:y="0.9307in">
            <draw:object draw:notify-on-update-of-ranges="q1recs.A1:q1recs.A1 q1recs.A2:q1recs.A11 q1recs.B1:q1recs.B1 q1recs.B2:q1rec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ngth of Array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850" calcext:value-type="float">
            <text:p>448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800" calcext:value-type="float">
            <text:p>798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750" calcext:value-type="float">
            <text:p>1247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9850" calcext:value-type="float">
            <text:p>1798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4950" calcext:value-type="float">
            <text:p>2449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19950" calcext:value-type="float">
            <text:p>3199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4850" calcext:value-type="float">
            <text:p>4048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0T10:54:55.828845228</dc:date>
    <meta:editing-duration>PT2M35S</meta:editing-duration>
    <meta:editing-cycles>1</meta:editing-cycles>
    <meta:document-statistic meta:table-count="1" meta:cell-count="22" meta:object-count="1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legend chart:legend-position="end" svg:x="12.078cm" svg:y="3.954cm" style:legend-expansion="high" chart:style-name="ch2"/>
        <chart:plot-area chart:style-name="ch3" table:cell-range-address="q1recs.A1:q1recs.B11" chart:data-source-has-labels="row" svg:x="0.319cm" svg:y="0.18cm" svg:width="11.44cm" svg:height="8.645cm">
          <chart:coordinate-region svg:x="1.708cm" svg:y="0.379cm" svg:width="9.67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1recs.B2:q1recs.B11" chart:label-cell-address="q1recs.B1:q1recs.B1" chart:class="chart:scatter">
            <chart:domain table:cell-range-address="q1recs.A2:q1recs.A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q1recs.B1:q1rec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1recs.A2:q1recs.A11</svg:desc>
                </draw:g>
              </table:table-cell>
              <table:table-cell office:value-type="float" office:value="4950">
                <text:p>4950</text:p>
                <draw:g>
                  <svg:desc>q1recs.B2:q1rec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79850">
                <text:p>179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4950">
                <text:p>24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19950">
                <text:p>31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4850">
                <text:p>404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